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1.965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2.496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P7" style:family="paragraph">
      <style:paragraph-properties fo:margin-left="0cm" fo:margin-right="0cm" fo:margin-top="0cm" fo:margin-bottom="0.4cm" fo:text-align="end" fo:text-indent="0cm"/>
    </style:style>
    <style:style style:name="P8" style:family="paragraph">
      <style:paragraph-properties fo:margin-left="0cm" fo:margin-right="0cm" fo:margin-top="0cm" fo:margin-bottom="0.4cm" fo:text-align="end" fo:text-indent="0cm"/>
      <style:text-properties fo:color="#000080" fo:font-size="18pt" style:font-size-asian="18pt" style:font-size-complex="18pt"/>
    </style:style>
    <style:style style:name="P9" style:family="paragraph">
      <style:paragraph-properties fo:margin-left="0cm" fo:margin-right="0cm" fo:margin-top="0cm" fo:margin-bottom="0.4cm" fo:text-align="end" fo:text-indent="0cm"/>
      <style:text-properties fo:color="#000080" fo:font-size="16pt" style:font-size-asian="16pt" style:font-size-complex="16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style:style style:name="T4" style:family="text">
      <style:text-properties fo:color="#000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439cm" svg:height="0cm" svg:x="1.61cm" svg:y="3.568cm" svg:viewBox="0 0 14440 0" draw:points="0,0 14440,0">
          <text:p/>
        </draw:polygon>
        <draw:frame draw:style-name="gr2" draw:text-style-name="P2" draw:layer="layout" svg:width="9.629cm" svg:height="1.534cm" svg:x="2.061cm" svg:y="1.794cm">
          <draw:text-box>
            <text:p><text:span text:style-name="T1">The Big Switch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61cm" svg:y="3.568cm" svg:viewBox="0 0 26511 0" draw:points="0,0 26511,0">
          <text:p/>
        </draw:polygon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Start in A</text:span></text:p>
            <text:p text:style-name="P5"><text:span text:style-name="T3">Wanneer de gebruiker « 1 » zegt, ga naar B en terug naar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9.629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Start in A</text:span></text:p>
            <text:p text:style-name="P5"><text:span text:style-name="T3">Wanneer de gebruiker « 1 » zegt, ga naar B en terug naar A</text:span></text:p>
            <text:p text:style-name="P5"><text:span text:style-name="T3">Wanneer de gebruiker « 2 » zegt, ga naar C en terug naar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9.629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Start in A</text:span></text:p>
            <text:p text:style-name="P5"><text:span text:style-name="T3">Wanneer de gebruiker « 1 » zegt, ga naar B en terug naar A</text:span></text:p>
            <text:p text:style-name="P5"><text:span text:style-name="T3">Wanneer de gebruiker « 2 » zegt, ga naar C en terug naar A</text:span></text:p>
            <text:p text:style-name="P5"><text:span text:style-name="T3">Wanneer de gebruiker « 3 » zegt, ga naar D en terug naar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13" draw:text-style-name="P2" draw:layer="layout" svg:width="9.629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g>
          <draw:line draw:style-name="gr9" draw:text-style-name="P4" draw:layer="layout" svg:x1="1.301cm" svg:y1="11.708cm" svg:x2="8.924cm" svg:y2="11.708cm">
            <text:p/>
          </draw:line>
          <draw:line draw:style-name="gr9" draw:text-style-name="P4" draw:layer="layout" svg:x1="8.889cm" svg:y1="11.676cm" svg:x2="8.889cm" svg:y2="19.449cm">
            <text:p/>
          </draw:line>
        </draw:g>
        <draw:frame draw:style-name="gr3" draw:text-style-name="P3" draw:layer="layout" svg:width="0.701cm" svg:height="1.307cm" svg:x="12.354cm" svg:y="5.01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5cm" svg:y="8.836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2cm" svg:y="10.159cm">
          <draw:text-box>
            <text:p><text:span text:style-name="T2">C</text:span></text:p>
          </draw:text-box>
        </draw:frame>
        <draw:line draw:style-name="gr7" draw:text-style-name="P4" draw:layer="layout" svg:x1="12.639cm" svg:y1="6.255cm" svg:x2="12.639cm" svg:y2="10.057cm">
          <text:p/>
        </draw:line>
        <draw:line draw:style-name="gr7" draw:text-style-name="P4" draw:layer="layout" svg:x1="13.213cm" svg:y1="6.136cm" svg:x2="15.901cm" svg:y2="8.824cm">
          <text:p/>
        </draw:line>
        <draw:line draw:style-name="gr7" draw:text-style-name="P4" draw:layer="layout" svg:x1="12.145cm" svg:y1="6.165cm" svg:x2="9.457cm" svg:y2="8.853cm">
          <text:p/>
        </draw:line>
        <draw:frame draw:style-name="gr10" draw:text-style-name="P3" draw:layer="layout" svg:width="0.647cm" svg:height="1.191cm" svg:x="15.959cm" svg:y="8.661cm">
          <draw:text-box>
            <text:p><text:span text:style-name="T2">D</text:span></text:p>
          </draw:text-box>
        </draw:frame>
        <draw:frame draw:style-name="gr12" draw:text-style-name="P6" draw:layer="layout" svg:width="12.852cm" svg:height="9.661cm" svg:x="14.043cm" svg:y="10.286cm">
          <draw:text-box>
            <text:p text:style-name="P5"><text:span text:style-name="T3">Start in A</text:span></text:p>
            <text:p text:style-name="P5"><text:span text:style-name="T3">Wanneer de gebruiker « 1 » zegt, ga naar B en terug naar A</text:span></text:p>
            <text:p text:style-name="P5"><text:span text:style-name="T3">Wanneer de gebruiker « 2 » zegt, ga naar C en terug naar A</text:span></text:p>
            <text:p text:style-name="P5"><text:span text:style-name="T3">Wanneer de gebruiker « 3 » zegt, ga naar D en terug naar A</text:span></text:p>
            <text:p text:style-name="P5"><text:span text:style-name="T3">Wanneer de gebruiker « 4 » zegt, ga naar E en terug naar A</text:span></text:p>
            <text:p text:style-name="P5"><text:span text:style-name="T3"/></text:p>
          </draw:text-box>
        </draw:frame>
        <draw:frame draw:style-name="gr4" draw:text-style-name="P3" draw:layer="layout" svg:width="0.629cm" svg:height="1.191cm" svg:x="5.427cm" svg:y="5.176cm">
          <draw:text-box>
            <text:p><text:span text:style-name="T2">E</text:span></text:p>
          </draw:text-box>
        </draw:frame>
        <draw:line draw:style-name="gr7" draw:text-style-name="P4" draw:layer="layout" svg:x1="12.137cm" svg:y1="5.819cm" svg:x2="6.313cm" svg:y2="5.767cm">
          <text:p/>
        </draw:line>
        <draw:frame draw:style-name="gr5" draw:layer="layout" svg:width="2.89cm" svg:height="7.057cm" svg:x="3.534cm" svg:y="12.05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5" draw:style-name="dp1" draw:master-page-name="Default">
        <draw:polygon draw:style-name="gr1" draw:text-style-name="P1" draw:layer="layout" svg:width="14.439cm" svg:height="0cm" svg:x="1.509cm" svg:y="3.468cm" svg:viewBox="0 0 14440 0" draw:points="0,0 14440,0">
          <text:p/>
        </draw:polygon>
        <draw:frame draw:style-name="gr2" draw:text-style-name="P2" draw:layer="layout" svg:width="9.629cm" svg:height="1.534cm" svg:x="1.96cm" svg:y="1.694cm">
          <draw:text-box>
            <text:p><text:span text:style-name="T1">The Big Switch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509cm" svg:y="3.468cm" svg:viewBox="0 0 26511 0" draw:points="0,0 26511,0">
          <text:p/>
        </draw:polygon>
        <draw:g>
          <draw:line draw:style-name="gr9" draw:text-style-name="P4" draw:layer="layout" svg:x1="1.375cm" svg:y1="10.247cm" svg:x2="8.998cm" svg:y2="10.247cm">
            <text:p/>
          </draw:line>
          <draw:line draw:style-name="gr9" draw:text-style-name="P4" draw:layer="layout" svg:x1="8.963cm" svg:y1="10.209cm" svg:x2="8.963cm" svg:y2="19.524cm">
            <text:p/>
          </draw:line>
        </draw:g>
        <draw:frame draw:style-name="gr3" draw:text-style-name="P3" draw:layer="layout" svg:width="0.701cm" svg:height="1.307cm" svg:x="12.355cm" svg:y="4.09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6cm" svg:y="7.916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3cm" svg:y="9.239cm">
          <draw:text-box>
            <text:p><text:span text:style-name="T2">C</text:span></text:p>
          </draw:text-box>
        </draw:frame>
        <draw:line draw:style-name="gr7" draw:text-style-name="P4" draw:layer="layout" svg:x1="12.64cm" svg:y1="5.335cm" svg:x2="12.64cm" svg:y2="9.137cm">
          <text:p/>
        </draw:line>
        <draw:line draw:style-name="gr7" draw:text-style-name="P4" draw:layer="layout" svg:x1="13.214cm" svg:y1="5.216cm" svg:x2="15.902cm" svg:y2="7.904cm">
          <text:p/>
        </draw:line>
        <draw:line draw:style-name="gr7" draw:text-style-name="P4" draw:layer="layout" svg:x1="12.146cm" svg:y1="5.245cm" svg:x2="9.458cm" svg:y2="7.933cm">
          <text:p/>
        </draw:line>
        <draw:frame draw:style-name="gr10" draw:text-style-name="P3" draw:layer="layout" svg:width="0.647cm" svg:height="1.191cm" svg:x="15.96cm" svg:y="7.741cm">
          <draw:text-box>
            <text:p><text:span text:style-name="T2">D</text:span></text:p>
          </draw:text-box>
        </draw:frame>
        <draw:frame draw:style-name="gr12" draw:text-style-name="P8" draw:layer="layout" svg:width="12.852cm" svg:height="11.593cm" svg:x="14.331cm" svg:y="8.648cm">
          <draw:text-box>
            <text:p text:style-name="P7"><text:span text:style-name="T3">Start in A</text:span></text:p>
            <text:p text:style-name="P7"><text:span text:style-name="T3">Wanneer de gebruiker « 1 » zegt, ga naar B en terug naar A</text:span></text:p>
            <text:p text:style-name="P7"><text:span text:style-name="T3">Wanneer de gebruiker « 2 » zegt, ga naar C en terug naar A</text:span></text:p>
            <text:p text:style-name="P7"><text:span text:style-name="T3">Wanneer de gebruiker « 3 » zegt, ga naar D en terug naar A</text:span></text:p>
            <text:p text:style-name="P7"><text:span text:style-name="T3">Wanneer de gebruiker « 4 » zegt, ga naar E en terug naar A</text:span></text:p>
            <text:p text:style-name="P7"><text:span text:style-name="T3">Wanneer de gebruiker « 5 » zegt, ga naar F en terug naar A</text:span></text:p>
            <text:p text:style-name="P5"><text:span text:style-name="T3"/></text:p>
          </draw:text-box>
        </draw:frame>
        <draw:frame draw:style-name="gr4" draw:text-style-name="P3" draw:layer="layout" svg:width="0.629cm" svg:height="1.191cm" svg:x="5.428cm" svg:y="4.256cm">
          <draw:text-box>
            <text:p><text:span text:style-name="T2">E</text:span></text:p>
          </draw:text-box>
        </draw:frame>
        <draw:line draw:style-name="gr7" draw:text-style-name="P4" draw:layer="layout" svg:x1="12.081cm" svg:y1="4.841cm" svg:x2="6.257cm" svg:y2="4.789cm">
          <text:p/>
        </draw:line>
        <draw:frame draw:style-name="gr5" draw:layer="layout" svg:width="2.89cm" svg:height="8.665cm" svg:x="3.593cm" svg:y="10.6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62cm" svg:height="1.191cm" svg:x="19.406cm" svg:y="4.171cm">
          <draw:text-box>
            <text:p><text:span text:style-name="T2">F</text:span></text:p>
          </draw:text-box>
        </draw:frame>
        <draw:line draw:style-name="gr7" draw:text-style-name="P4" draw:layer="layout" svg:x1="19.099cm" svg:y1="4.841cm" svg:x2="13.275cm" svg:y2="4.789cm">
          <text:p/>
        </draw:line>
      </draw:page>
      <draw:page draw:name="page6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9.629cm" svg:height="1.534cm" svg:x="1.8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99cm" svg:height="1.534cm" svg:x="25.291cm" svg:y="1.594cm">
          <draw:text-box>
            <text:p><text:span text:style-name="T1">6/6</text:span></text:p>
          </draw:text-box>
        </draw:frame>
        <draw:path draw:style-name="gr6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35cm" svg:y="3.368cm" svg:viewBox="0 0 26511 0" draw:points="0,0 26511,0">
          <text:p/>
        </draw:polygon>
        <draw:g>
          <draw:line draw:style-name="gr9" draw:text-style-name="P4" draw:layer="layout" svg:x1="1.301cm" svg:y1="8.787cm" svg:x2="8.924cm" svg:y2="8.787cm">
            <text:p/>
          </draw:line>
          <draw:line draw:style-name="gr9" draw:text-style-name="P4" draw:layer="layout" svg:x1="8.889cm" svg:y1="8.743cm" svg:x2="8.889cm" svg:y2="19.424cm">
            <text:p/>
          </draw:line>
        </draw:g>
        <draw:frame draw:style-name="gr3" draw:text-style-name="P3" draw:layer="layout" svg:width="0.701cm" svg:height="1.307cm" svg:x="9.807cm" svg:y="3.62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6.264cm" svg:y="7.039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9.795cm" svg:y="8.765cm">
          <draw:text-box>
            <text:p><text:span text:style-name="T2">C</text:span></text:p>
          </draw:text-box>
        </draw:frame>
        <draw:line draw:style-name="gr7" draw:text-style-name="P4" draw:layer="layout" svg:x1="10.092cm" svg:y1="4.861cm" svg:x2="10.092cm" svg:y2="8.663cm">
          <text:p/>
        </draw:line>
        <draw:line draw:style-name="gr7" draw:text-style-name="P4" draw:layer="layout" svg:x1="10.666cm" svg:y1="4.742cm" svg:x2="13.354cm" svg:y2="7.43cm">
          <text:p/>
        </draw:line>
        <draw:line draw:style-name="gr7" draw:text-style-name="P4" draw:layer="layout" svg:x1="9.598cm" svg:y1="4.771cm" svg:x2="7.103cm" svg:y2="7.218cm">
          <text:p/>
        </draw:line>
        <draw:frame draw:style-name="gr10" draw:text-style-name="P3" draw:layer="layout" svg:width="0.647cm" svg:height="1.191cm" svg:x="13.412cm" svg:y="7.267cm">
          <draw:text-box>
            <text:p><text:span text:style-name="T2">D</text:span></text:p>
          </draw:text-box>
        </draw:frame>
        <draw:frame draw:style-name="gr14" draw:text-style-name="P9" draw:layer="layout" svg:width="12.574cm" svg:height="12.496cm" svg:x="14.948cm" svg:y="6.797cm">
          <draw:text-box>
            <text:p text:style-name="P7"><text:span text:style-name="T3">Start in A</text:span></text:p>
            <text:p text:style-name="P7"><text:span text:style-name="T3">Wanneer de gebruiker « 1 » zegt, ga naar B en terug naar A</text:span></text:p>
            <text:p text:style-name="P7"><text:span text:style-name="T3">Wanneer de gebruiker « 2 » zegt, ga naar C en terug naar A</text:span></text:p>
            <text:p text:style-name="P7"><text:span text:style-name="T3">Wanneer de gebruiker « 3 » zegt, ga naar D en terug naar A</text:span></text:p>
            <text:p text:style-name="P7"><text:span text:style-name="T3">Wanneer de gebruiker « 4 » zegt, ga naar E en terug naar A</text:span></text:p>
            <text:p text:style-name="P7"><text:span text:style-name="T3">Wanneer de gebruiker « 5 » zegt, ga naar F en terug naar A</text:span></text:p>
            <text:p text:style-name="P7"><text:span text:style-name="T3">Wanneer de gebruiker iets anders zegt</text:span><text:span text:style-name="T4">, ga naar G </text:span><text:span text:style-name="T3">en terug naar</text:span><text:span text:style-name="T4"> A</text:span></text:p>
          </draw:text-box>
        </draw:frame>
        <draw:frame draw:style-name="gr4" draw:text-style-name="P3" draw:layer="layout" svg:width="0.629cm" svg:height="1.191cm" svg:x="2.88cm" svg:y="3.782cm">
          <draw:text-box>
            <text:p><text:span text:style-name="T2">E</text:span></text:p>
          </draw:text-box>
        </draw:frame>
        <draw:line draw:style-name="gr7" draw:text-style-name="P4" draw:layer="layout" svg:x1="9.533cm" svg:y1="4.367cm" svg:x2="3.709cm" svg:y2="4.315cm">
          <text:p/>
        </draw:line>
        <draw:frame draw:style-name="gr5" draw:layer="layout" svg:width="2.886cm" svg:height="10.277cm" svg:x="3.49cm" svg:y="9.0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3" draw:layer="layout" svg:width="0.62cm" svg:height="1.191cm" svg:x="16.858cm" svg:y="3.697cm">
          <draw:text-box>
            <text:p><text:span text:style-name="T2">F</text:span></text:p>
          </draw:text-box>
        </draw:frame>
        <draw:line draw:style-name="gr7" draw:text-style-name="P4" draw:layer="layout" svg:x1="16.551cm" svg:y1="4.367cm" svg:x2="10.727cm" svg:y2="4.315cm">
          <text:p/>
        </draw:line>
        <draw:line draw:style-name="gr7" draw:text-style-name="P4" draw:layer="layout" svg:x1="2.904cm" svg:y1="6.787cm" svg:x2="9.433cm" svg:y2="4.601cm">
          <text:p/>
        </draw:line>
        <draw:frame draw:style-name="gr10" draw:text-style-name="P3" draw:layer="layout" svg:width="0.647cm" svg:height="1.191cm" svg:x="2.117cm" svg:y="6.638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style:text-line-through-type="none" style:font-name="Russo One2" fo:font-family="'Russo One'" style:font-style-name="Normal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ed_20__28_var_29__20_1" draw:fill="solid" draw:fill-color="#317192" draw:fill-gradient-name="Gradient_20_7" draw:fill-hatch-name="Hatching_20_1" draw:fill-image-name="Bitmape_20_1"/>
      <style:text-properties style:font-name="Russo One2"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initial-creator>oaz </meta:initial-creator>
    <meta:creation-date>2013-05-27T23:31:27</meta:creation-date>
    <dc:format>image/svg+xml</dc:format>
    <meta:editing-cycles>15</meta:editing-cycles>
    <meta:editing-duration>PT25M23S</meta:editing-duration>
    <dc:date>2015-06-06T15:51:19.207882697</dc:date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5</mn>
                                </mrow>
                              </mover>
                              <mi mathvariant="normal">F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 # nabla csup{5} F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5</mn>
                                </mrow>
                              </mover>
                              <mi mathvariant="normal">F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i mathvariant="normal">?</mi>
                                </mrow>
                              </mover>
                              <mi mathvariant="normal">G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 # nabla csup{5} F # nabla csup{?} G}}} underbrace infinity   }</annotation>
  </semantics>
</math>
</file>

<file path=Object 7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}}} underbrace infinity   }</annotation>
  </semantics>
</math>
</file>